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2pt" style:font-size-asian="12pt" style:font-size-complex="12pt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fo:font-size="12pt" style:font-size-asian="12pt" style:font-size-complex="12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12pt" style:font-size-asian="12pt" style:font-size-complex="12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ection spells:</text:p>
      <text:list xml:id="list6810015635040342333" text:style-name="WWNum3">
        <text:list-item>
          <text:p text:style-name="P4">Shield</text:p>
        </text:list-item>
        <text:list-item>
          <text:p text:style-name="P4">Remove enchantment</text:p>
        </text:list-item>
        <text:list-item>
          <text:p text:style-name="P4">Magic mirror</text:p>
        </text:list-item>
        <text:list-item>
          <text:p text:style-name="P4">Counter-spell</text:p>
        </text:list-item>
        <text:list-item>
          <text:p text:style-name="P4">Dispel Magic</text:p>
        </text:list-item>
        <text:list-item>
          <text:p text:style-name="P4">Cure light wounds</text:p>
        </text:list-item>
        <text:list-item>
          <text:p text:style-name="P4">Cure heavy wounds</text:p>
        </text:list-item>
      </text:list>
      <text:p text:style-name="P3"><text:s/></text:p>
      <text:p text:style-name="P3">Damaging spells:</text:p>
      <text:list xml:id="list4251554647301541084" text:style-name="WWNum4">
        <text:list-item>
          <text:p text:style-name="P5">Missile</text:p>
        </text:list-item>
        <text:list-item>
          <text:p text:style-name="P5">Finger of death</text:p>
        </text:list-item>
        <text:list-item>
          <text:p text:style-name="P5">Lightning bolt</text:p>
        </text:list-item>
        <text:list-item>
          <text:p text:style-name="P5">Cause light wounds</text:p>
        </text:list-item>
        <text:list-item>
          <text:p text:style-name="P5">Cause heavy wounds</text:p>
        </text:list-item>
        <text:list-item>
          <text:p text:style-name="P5">Fireball</text:p>
        </text:list-item>
        <text:list-item>
          <text:p text:style-name="P5">Fire storm</text:p>
        </text:list-item>
        <text:list-item>
          <text:p text:style-name="P5">Ice storm</text:p>
        </text:list-item>
      </text:list>
      <text:p text:style-name="P3"><text:s/></text:p>
      <text:p text:style-name="P3">Enchantment spells:</text:p>
      <text:list xml:id="list7839585918527093336" text:style-name="WWNum1">
        <text:list-item>
          <text:p text:style-name="P6">Amnesia</text:p>
        </text:list-item>
        <text:list-item>
          <text:p text:style-name="P6">Confusion</text:p>
        </text:list-item>
        <text:list-item>
          <text:p text:style-name="P6">Charm person (There is Charm monster too, so simply name it "Charm" in our game)</text:p>
        </text:list-item>
        <text:list-item>
          <text:p text:style-name="P6">Paralysis</text:p>
        </text:list-item>
        <text:list-item>
          <text:p text:style-name="P6">Fear</text:p>
        </text:list-item>
        <text:list-item>
          <text:p text:style-name="P6">Anti-spell</text:p>
        </text:list-item>
        <text:list-item>
          <text:p text:style-name="P6">Protection from evil</text:p>
        </text:list-item>
        <text:list-item>
          <text:p text:style-name="P6">Resist heat</text:p>
        </text:list-item>
        <text:list-item>
          <text:p text:style-name="P6">Resist cold</text:p>
        </text:list-item>
        <text:list-item>
          <text:p text:style-name="P6">Disease</text:p>
        </text:list-item>
        <text:list-item>
          <text:p text:style-name="P6">Poison</text:p>
        </text:list-item>
        <text:list-item>
          <text:p text:style-name="P6">Invisibility</text:p>
        </text:list-item>
        <text:list-item>
          <text:p text:style-name="P6">Haste</text:p>
        </text:list-item>
        <text:list-item>
          <text:p text:style-name="P6">Time stop</text:p>
        </text:list-item>
        <text:list-item>
          <text:p text:style-name="P6">Delayed effect</text:p>
        </text:list-item>
        <text:list-item>
          <text:p text:style-name="P6">Permanency</text:p>
        </text:list-item>
      </text:list>
      <text:p text:style-name="P3"><text:s/></text:p>
      <text:p text:style-name="P3">Non-spells</text:p>
      <text:list xml:id="list2808369084037902118" text:style-name="WWNum2">
        <text:list-item>
          <text:p text:style-name="P7">Surrender</text:p>
        </text:list-item>
        <text:list-item>
          <text:p text:style-name="P7">Stab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07T10:52:14.388649850</dc:date>
    <meta:editing-duration>PT23M31S</meta:editing-duration>
    <meta:editing-cycles>1</meta:editing-cycles>
    <meta:document-statistic meta:table-count="0" meta:image-count="0" meta:object-count="0" meta:page-count="1" meta:paragraph-count="40" meta:word-count="109" meta:character-count="530" meta:non-whitespace-character-count="488"/>
  </office:meta>
</office:document-meta>
</file>